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49in" fo:margin-left="-0.0785in" fo:margin-top="0in" fo:margin-bottom="0in" table:align="left" style:writing-mode="lr-tb"/>
    </style:style>
    <style:style style:name="Table1.A" style:family="table-column">
      <style:table-column-properties style:column-width="1.5667in"/>
    </style:style>
    <style:style style:name="Table1.B" style:family="table-column">
      <style:table-column-properties style:column-width="1.4861in"/>
    </style:style>
    <style:style style:name="Table1.C" style:family="table-column">
      <style:table-column-properties style:column-width="1.6069in"/>
    </style:style>
    <style:style style:name="Table1.D" style:family="table-column">
      <style:table-column-properties style:column-width="1.4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8" style:family="table-row">
      <style:table-row-properties style:min-row-height="0.3493in" fo:keep-together="auto"/>
    </style:style>
    <style:style style:name="Table1.9" style:family="table-row">
      <style:table-row-properties style:min-row-height="0.1806in" fo:keep-together="auto"/>
    </style:style>
    <style:style style:name="Table1.C11" style:family="table-cell">
      <style:table-cell-properties style:vertical-align="" fo:padding-left="0.0785in" fo:padding-right="0.075in" fo:padding-top="0in" fo:padding-bottom="0in" fo:border="0.5pt solid #000001"/>
    </style:style>
    <style:style style:name="P1" style:family="paragraph" style:parent-style-name="Normal_20__28_Web_29_">
      <style:text-properties style:font-name-complex="Arial"/>
    </style:style>
    <style:style style:name="P2" style:family="paragraph" style:parent-style-name="Normal_20__28_Web_29_">
      <style:text-properties officeooo:rsid="001c30a6" officeooo:paragraph-rsid="001c30a6" style:font-name-complex="Arial"/>
    </style:style>
    <style:style style:name="P3" style:family="paragraph" style:parent-style-name="Normal_20__28_Web_29_">
      <style:text-properties officeooo:rsid="001f0584" officeooo:paragraph-rsid="001f0584" style:font-name-complex="Arial"/>
    </style:style>
    <style:style style:name="P4" style:family="paragraph" style:parent-style-name="Normal_20__28_Web_29_">
      <style:text-properties officeooo:rsid="00208c28" officeooo:paragraph-rsid="00208c28" style:font-name-complex="Arial"/>
    </style:style>
    <style:style style:name="P5" style:family="paragraph" style:parent-style-name="Normal_20__28_Web_29_">
      <style:text-properties officeooo:rsid="00227f87" officeooo:paragraph-rsid="00227f87" style:font-name-complex="Arial"/>
    </style:style>
    <style:style style:name="P6" style:family="paragraph" style:parent-style-name="Normal_20__28_Web_29_">
      <style:text-properties officeooo:rsid="0023650d" officeooo:paragraph-rsid="0023650d" style:font-name-complex="Arial"/>
    </style:style>
    <style:style style:name="P7" style:family="paragraph" style:parent-style-name="Normal_20__28_Web_29_">
      <style:text-properties officeooo:rsid="00254b02" officeooo:paragraph-rsid="00254b02" style:font-name-complex="Arial"/>
    </style:style>
    <style:style style:name="P8" style:family="paragraph" style:parent-style-name="Normal_20__28_Web_29_">
      <style:text-properties officeooo:rsid="00254b02" officeooo:paragraph-rsid="00269ed3" style:font-name-complex="Arial"/>
    </style:style>
    <style:style style:name="P9" style:family="paragraph" style:parent-style-name="Normal_20__28_Web_29_">
      <style:text-properties officeooo:rsid="00254b02" officeooo:paragraph-rsid="002863c8" style:font-name-complex="Arial"/>
    </style:style>
    <style:style style:name="P10" style:family="paragraph" style:parent-style-name="Normal_20__28_Web_29_">
      <style:text-properties officeooo:rsid="002863c8" officeooo:paragraph-rsid="002863c8" style:font-name-complex="Arial"/>
    </style:style>
    <style:style style:name="P11" style:family="paragraph" style:parent-style-name="Normal_20__28_Web_29_">
      <style:text-properties officeooo:rsid="0029af7f" officeooo:paragraph-rsid="0029af7f" style:font-name-complex="Arial"/>
    </style:style>
    <style:style style:name="P12" style:family="paragraph" style:parent-style-name="Normal_20__28_Web_29_">
      <style:text-properties officeooo:rsid="002ae3a9" officeooo:paragraph-rsid="002ae3a9" style:font-name-complex="Arial"/>
    </style:style>
    <style:style style:name="P13" style:family="paragraph" style:parent-style-name="Normal_20__28_Web_29_">
      <style:text-properties officeooo:rsid="002b516e" officeooo:paragraph-rsid="002b516e" style:font-name-complex="Arial"/>
    </style:style>
    <style:style style:name="P14" style:family="paragraph" style:parent-style-name="Normal_20__28_Web_29_">
      <style:text-properties officeooo:rsid="002b516e" officeooo:paragraph-rsid="002dea01" style:font-name-complex="Arial"/>
    </style:style>
    <style:style style:name="P15" style:family="paragraph" style:parent-style-name="Normal_20__28_Web_29_">
      <style:text-properties officeooo:rsid="002c952c" officeooo:paragraph-rsid="002c952c" style:font-name-complex="Arial"/>
    </style:style>
    <style:style style:name="P16" style:family="paragraph" style:parent-style-name="Normal_20__28_Web_29_">
      <style:text-properties officeooo:rsid="002cb423" officeooo:paragraph-rsid="002cb423" style:font-name-complex="Arial"/>
    </style:style>
    <style:style style:name="P17" style:family="paragraph" style:parent-style-name="Normal_20__28_Web_29_">
      <style:text-properties officeooo:rsid="002f92ea" officeooo:paragraph-rsid="002f92ea" style:font-name-complex="Arial"/>
    </style:style>
    <style:style style:name="P18" style:family="paragraph" style:parent-style-name="Normal_20__28_Web_29_">
      <style:text-properties officeooo:rsid="002fdba0" officeooo:paragraph-rsid="002fdba0" style:font-name-complex="Arial"/>
    </style:style>
    <style:style style:name="P19" style:family="paragraph" style:parent-style-name="Normal_20__28_Web_29_">
      <style:text-properties officeooo:rsid="00314f2d" officeooo:paragraph-rsid="00314f2d" style:font-name-complex="Arial"/>
    </style:style>
    <style:style style:name="P20" style:family="paragraph" style:parent-style-name="Normal_20__28_Web_29_">
      <style:text-properties officeooo:rsid="0032bc05" officeooo:paragraph-rsid="0032bc05" style:font-name-complex="Arial"/>
    </style:style>
    <style:style style:name="P21" style:family="paragraph" style:parent-style-name="Normal_20__28_Web_29_">
      <style:text-properties officeooo:rsid="00333e13" officeooo:paragraph-rsid="00333e13" style:font-name-complex="Arial"/>
    </style:style>
    <style:style style:name="P22" style:family="paragraph" style:parent-style-name="Normal_20__28_Web_29_">
      <style:text-properties officeooo:rsid="00353ce5" officeooo:paragraph-rsid="00353ce5" style:font-name-complex="Arial"/>
    </style:style>
    <style:style style:name="P23" style:family="paragraph" style:parent-style-name="Normal_20__28_Web_29_">
      <style:text-properties officeooo:rsid="00365617" officeooo:paragraph-rsid="00365617" style:font-name-complex="Arial"/>
    </style:style>
    <style:style style:name="P24" style:family="paragraph" style:parent-style-name="Normal_20__28_Web_29_">
      <style:text-properties officeooo:rsid="00208c28" officeooo:paragraph-rsid="00208c28"/>
    </style:style>
    <style:style style:name="P25" style:family="paragraph" style:parent-style-name="Normal_20__28_Web_29_">
      <style:text-properties officeooo:rsid="00208c28" officeooo:paragraph-rsid="00227f87"/>
    </style:style>
    <style:style style:name="P26" style:family="paragraph" style:parent-style-name="Normal_20__28_Web_29_">
      <style:text-properties officeooo:rsid="00254b02" officeooo:paragraph-rsid="00254b02"/>
    </style:style>
    <style:style style:name="P27" style:family="paragraph" style:parent-style-name="Normal_20__28_Web_29_">
      <style:text-properties officeooo:rsid="00269ed3" officeooo:paragraph-rsid="00269ed3"/>
    </style:style>
    <style:style style:name="P28" style:family="paragraph" style:parent-style-name="Normal_20__28_Web_29_">
      <style:text-properties style:text-position="0% 100%" officeooo:rsid="0032bc05" officeooo:paragraph-rsid="0032bc05" style:font-name-complex="Arial"/>
    </style:style>
    <style:style style:name="P29" style:family="paragraph" style:parent-style-name="Normal_20__28_Web_29_">
      <style:paragraph-properties fo:margin-top="0.1945in" fo:margin-bottom="0.1945in" style:contextual-spacing="false"/>
    </style:style>
    <style:style style:name="P30" style:family="paragraph" style:parent-style-name="Normal_20__28_Web_29_">
      <style:paragraph-properties fo:margin-top="0.1945in" fo:margin-bottom="0.1945in" style:contextual-spacing="false"/>
      <style:text-properties officeooo:rsid="001c30a6" officeooo:paragraph-rsid="001c30a6" style:font-name-complex="Ari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Normal_20__28_Web_29_">
      <style:text-properties fo:font-weight="bold" style:font-weight-asian="bold" style:font-name-complex="Arial"/>
    </style:style>
    <style:style style:name="P33" style:family="paragraph" style:parent-style-name="Normal_20__28_Web_29_">
      <style:text-properties style:font-name-complex="Arial"/>
    </style:style>
    <style:style style:name="P34" style:family="paragraph" style:parent-style-name="Normal_20__28_Web_29_">
      <style:text-properties officeooo:rsid="00208c28" officeooo:paragraph-rsid="00208c28" style:font-name-complex="Arial"/>
    </style:style>
    <style:style style:name="P35" style:family="paragraph" style:parent-style-name="Normal_20__28_Web_29_">
      <style:text-properties officeooo:rsid="00208c28" officeooo:paragraph-rsid="00227f87" style:font-name-complex="Arial"/>
    </style:style>
    <style:style style:name="P36" style:family="paragraph" style:parent-style-name="Normal_20__28_Web_29_">
      <style:text-properties officeooo:rsid="00227f87" officeooo:paragraph-rsid="00227f87" style:font-name-complex="Arial"/>
    </style:style>
    <style:style style:name="P37" style:family="paragraph" style:parent-style-name="Normal_20__28_Web_29_">
      <style:text-properties officeooo:rsid="00254b02" officeooo:paragraph-rsid="00254b02" style:font-name-complex="Arial"/>
    </style:style>
    <style:style style:name="P38" style:family="paragraph" style:parent-style-name="Normal_20__28_Web_29_">
      <style:text-properties officeooo:rsid="002863c8" officeooo:paragraph-rsid="002863c8" style:font-name-complex="Arial"/>
    </style:style>
    <style:style style:name="P39" style:family="paragraph" style:parent-style-name="Normal_20__28_Web_29_">
      <style:text-properties officeooo:rsid="002fdba0" officeooo:paragraph-rsid="002fdba0" style:font-name-complex="Arial"/>
    </style:style>
    <style:style style:name="P40" style:family="paragraph" style:parent-style-name="Normal_20__28_Web_29_">
      <style:text-properties officeooo:rsid="00314f2d" officeooo:paragraph-rsid="00314f2d" style:font-name-complex="Arial"/>
    </style:style>
    <style:style style:name="P41" style:family="paragraph" style:parent-style-name="Normal_20__28_Web_29_">
      <style:text-properties officeooo:rsid="00333e13" officeooo:paragraph-rsid="00333e13" style:font-name-complex="Arial"/>
    </style:style>
    <style:style style:name="P42" style:family="paragraph" style:parent-style-name="Normal_20__28_Web_29_">
      <style:text-properties officeooo:rsid="0032bc05" officeooo:paragraph-rsid="0032bc05" style:font-name-complex="Arial"/>
    </style:style>
    <style:style style:name="P43" style:family="paragraph" style:parent-style-name="Normal_20__28_Web_29_">
      <style:text-properties officeooo:rsid="00353ce5" officeooo:paragraph-rsid="00353ce5" style:font-name-complex="Arial"/>
    </style:style>
    <style:style style:name="P44" style:family="paragraph" style:parent-style-name="Normal_20__28_Web_29_">
      <style:text-properties officeooo:rsid="00365617" officeooo:paragraph-rsid="00365617" style:font-name-complex="Arial"/>
    </style:style>
    <style:style style:name="P45" style:family="paragraph" style:parent-style-name="Normal_20__28_Web_29_">
      <style:paragraph-properties fo:margin-top="0.1945in" fo:margin-bottom="0.1945in" style:contextual-spacing="false"/>
      <style:text-properties style:font-name-complex="Arial"/>
    </style:style>
    <style:style style:name="P46" style:family="paragraph" style:parent-style-name="Normal_20__28_Web_29_">
      <style:paragraph-properties fo:margin-top="0.1945in" fo:margin-bottom="0.1945in" style:contextual-spacing="false">
        <style:tab-stops>
          <style:tab-stop style:position="0.7598in" style:type="center"/>
        </style:tab-stops>
      </style:paragraph-properties>
      <style:text-properties style:font-name-complex="Arial"/>
    </style:style>
    <style:style style:name="P47" style:family="paragraph" style:parent-style-name="Normal_20__28_Web_29_">
      <style:paragraph-properties fo:margin-top="0.1945in" fo:margin-bottom="0.1945in" style:contextual-spacing="false"/>
      <style:text-properties officeooo:rsid="0029af7f" officeooo:paragraph-rsid="0029af7f" style:font-name-complex="Arial"/>
    </style:style>
    <style:style style:name="P48" style:family="paragraph" style:parent-style-name="Normal_20__28_Web_29_">
      <style:paragraph-properties fo:margin-top="0.1945in" fo:margin-bottom="0.1945in" style:contextual-spacing="false"/>
      <style:text-properties officeooo:paragraph-rsid="0029af7f" style:font-name-complex="Arial"/>
    </style:style>
    <style:style style:name="P49" style:family="paragraph" style:parent-style-name="Normal_20__28_Web_29_">
      <style:paragraph-properties fo:margin-top="0in" fo:margin-bottom="0.1945in" style:contextual-spacing="false"/>
      <style:text-properties style:font-name-complex="Arial"/>
    </style:style>
    <style:style style:name="P50" style:family="paragraph" style:parent-style-name="Text_20_body">
      <style:text-properties officeooo:rsid="0041d4fa" officeooo:paragraph-rsid="0041d4fa"/>
    </style:style>
    <style:style style:name="P51" style:family="paragraph" style:parent-style-name="Text_20_body" style:master-page-name="Standard">
      <style:paragraph-properties style:page-number="auto"/>
      <style:text-properties officeooo:rsid="0041d4fa" officeooo:paragraph-rsid="0041d4fa"/>
    </style:style>
    <style:style style:name="T1" style:family="text">
      <style:text-properties style:font-name-complex="Arial"/>
    </style:style>
    <style:style style:name="T2" style:family="text">
      <style:text-properties officeooo:rsid="00227f87" style:font-name-complex="Arial"/>
    </style:style>
    <style:style style:name="T3" style:family="text">
      <style:text-properties officeooo:rsid="00269ed3" style:font-name-complex="Arial"/>
    </style:style>
    <style:style style:name="T4" style:family="text">
      <style:text-properties officeooo:rsid="0029af7f" style:font-name-complex="Arial"/>
    </style:style>
    <style:style style:name="T5" style:family="text">
      <style:text-properties style:font-name="Symbol" fo:font-size="11.5pt" style:font-name-asian="Calibri" style:font-size-asian="11.5pt" style:language-asian="en" style:country-asian="US" style:font-name-complex="Symbol1" style:font-size-complex="11.5pt"/>
    </style:style>
    <style:style style:name="T6" style:family="text">
      <style:text-properties style:text-position="super 58%" style:font-name-complex="Arial"/>
    </style:style>
    <style:style style:name="T7" style:family="text">
      <style:text-properties officeooo:rsid="001d4f03"/>
    </style:style>
    <style:style style:name="T8" style:family="text">
      <style:text-properties officeooo:rsid="001f0584"/>
    </style:style>
    <style:style style:name="T9" style:family="text">
      <style:text-properties officeooo:rsid="002080cc"/>
    </style:style>
    <style:style style:name="T10" style:family="text">
      <style:text-properties officeooo:rsid="00208c28"/>
    </style:style>
    <style:style style:name="T11" style:family="text">
      <style:text-properties officeooo:rsid="00227f87"/>
    </style:style>
    <style:style style:name="T12" style:family="text">
      <style:text-properties officeooo:rsid="002863c8"/>
    </style:style>
    <style:style style:name="T13" style:family="text">
      <style:text-properties officeooo:rsid="002dea01"/>
    </style:style>
    <style:style style:name="T14" style:family="text">
      <style:text-properties officeooo:rsid="0038edbf"/>
    </style:style>
    <style:style style:name="T15" style:family="text">
      <style:text-properties officeooo:rsid="0039ed88"/>
    </style:style>
    <style:style style:name="T16" style:family="text">
      <style:text-properties officeooo:rsid="003ae283"/>
    </style:style>
    <style:style style:name="T17" style:family="text">
      <style:text-properties officeooo:rsid="003cc2ec"/>
    </style:style>
    <style:style style:name="T18" style:family="text">
      <style:text-properties officeooo:rsid="003d8382"/>
    </style:style>
    <style:style style:name="T19" style:family="text">
      <style:text-properties officeooo:rsid="003f0782"/>
    </style:style>
    <style:style style:name="T20" style:family="text">
      <style:text-properties officeooo:rsid="003f8ab9"/>
    </style:style>
    <style:style style:name="T21" style:family="text">
      <style:text-properties officeooo:rsid="003fd3c6"/>
    </style:style>
    <style:style style:name="T22" style:family="text">
      <style:text-properties officeooo:rsid="004030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Mathew Velasquez</text:p>
      <text:p text:style-name="P50">Vinya sri Penchal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ALU Operation</text:p>
          </table:table-cell>
          <table:table-cell table:style-name="Table1.A1" office:value-type="string">
            <text:p text:style-name="P32">Test Case</text:p>
          </table:table-cell>
          <table:table-cell table:style-name="Table1.A1" office:value-type="string">
            <text:p text:style-name="P32">Inputs</text:p>
          </table:table-cell>
          <table:table-cell table:style-name="Table1.A1" office:value-type="string">
            <text:p text:style-name="P32">Expected Outputs</text:p>
          </table:table-cell>
        </table:table-row>
        <table:table-row table:style-name="Table1.1">
          <table:table-cell table:style-name="Table1.A1" table:number-rows-spanned="3" office:value-type="string">
            <text:p text:style-name="P1">bitwise AND</text:p>
          </table:table-cell>
          <table:table-cell table:style-name="Table1.A1" office:value-type="string">
            <text:p text:style-name="P1">non-zero output</text:p>
          </table:table-cell>
          <table:table-cell table:style-name="Table1.A1" office:value-type="string">
            <text:p text:style-name="P45">a=0F0F0F0F</text:p>
            <text:p text:style-name="P45">b=FFFFFFFF</text:p>
            <text:p text:style-name="P45">shamt=don’t care</text:p>
          </table:table-cell>
          <table:table-cell table:style-name="Table1.A1" office:value-type="string">
            <text:p text:style-name="P49">lo=0F0F0F0F</text:p>
            <text:p text:style-name="P45">hi=00000000</text:p>
            <text:p text:style-name="P45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ll zero output</text:p>
          </table:table-cell>
          <table:table-cell table:style-name="Table1.A1" office:value-type="string">
            <text:p text:style-name="P45">a=0F0F0F0F</text:p>
            <text:p text:style-name="P45">b=F0F0F0F0</text:p>
            <text:p text:style-name="P46">shamt=don’t care</text:p>
          </table:table-cell>
          <table:table-cell table:style-name="Table1.A1" office:value-type="string">
            <text:p text:style-name="P45">lo=00000000</text:p>
            <text:p text:style-name="P45">hi=00000000</text:p>
            <text:p text:style-name="P45">zero=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ll one output</text:p>
          </table:table-cell>
          <table:table-cell table:style-name="Table1.A1" office:value-type="string">
            <text:p text:style-name="P45">a=FFFFFFFF</text:p>
            <text:p text:style-name="P45">b=FFFFFFFF</text:p>
            <text:p text:style-name="P45">Shamt=don’t care</text:p>
          </table:table-cell>
          <table:table-cell table:style-name="Table1.A1" office:value-type="string">
            <text:p text:style-name="P2">lo=00000000</text:p>
            <text:p text:style-name="P2">hi=FFFFFFFF</text:p>
            <text:p text:style-name="P2">zero=1</text:p>
          </table:table-cell>
        </table:table-row>
        <table:table-row table:style-name="Table1.1">
          <table:table-cell table:style-name="Table1.A1" table:number-rows-spanned="3" office:value-type="string">
            <text:p text:style-name="P1">bitwise OR</text:p>
          </table:table-cell>
          <table:table-cell table:style-name="Table1.A1" office:value-type="string">
            <text:p text:style-name="P1">all one output</text:p>
          </table:table-cell>
          <table:table-cell table:style-name="Table1.A1" office:value-type="string">
            <text:p text:style-name="P45">a=0F0F0F0F</text:p>
            <text:p text:style-name="P45">b=F0F0F0F0</text:p>
            <text:p text:style-name="P45">shamt=don’t care</text:p>
          </table:table-cell>
          <table:table-cell table:style-name="Table1.A1" office:value-type="string">
            <text:p text:style-name="P2">hi=00000000</text:p>
            <text:p text:style-name="P2">lo=FFFFFFFF</text:p>
            <text:p text:style-name="P2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non-zero output</text:p>
          </table:table-cell>
          <table:table-cell table:style-name="Table1.A1" office:value-type="string">
            <text:p text:style-name="P45">a=0F0F0F0F</text:p>
            <text:p text:style-name="P45">b=00000000</text:p>
            <text:p text:style-name="P45">shamt=don’t care</text:p>
          </table:table-cell>
          <table:table-cell table:style-name="Table1.A1" office:value-type="string">
            <text:p text:style-name="P2">hi=00000000</text:p>
            <text:p text:style-name="P2">lo=0F0F0F0F</text:p>
            <text:p text:style-name="P2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ll zero output</text:p>
          </table:table-cell>
          <table:table-cell table:style-name="Table1.A1" office:value-type="string">
            <text:p text:style-name="P2">A=00000000</text:p>
            <text:p text:style-name="P2">b=00000000</text:p>
            <text:p text:style-name="P2"><text:soft-page-break/>shamt=don't care</text:p>
          </table:table-cell>
          <table:table-cell table:style-name="Table1.A1" office:value-type="string">
            <text:p text:style-name="P2">hi=00000000</text:p>
            <text:p text:style-name="P2">lo=00000000</text:p>
            <text:p text:style-name="P2"><text:soft-page-break/>zero=1</text:p>
          </table:table-cell>
        </table:table-row>
        <table:table-row table:style-name="Table1.8">
          <table:table-cell table:style-name="Table1.A1" table:number-rows-spanned="3" office:value-type="string">
            <text:p text:style-name="P1">bitwise XOR</text:p>
          </table:table-cell>
          <table:table-cell table:style-name="Table1.A1" office:value-type="string">
            <text:p text:style-name="Normal_20__28_Web_29_"><text:span text:style-name="T1">invert bits of a by setting b to all ones, non-zero output</text:span></text:p>
          </table:table-cell>
          <table:table-cell table:style-name="Table1.A1" office:value-type="string">
            <text:p text:style-name="P2">a=F0F0F0F0</text:p>
            <text:p text:style-name="P2">b=FFFFFFFF</text:p>
            <text:p text:style-name="P2">shamt=don't care</text:p>
          </table:table-cell>
          <table:table-cell table:style-name="Table1.A1" office:value-type="string">
            <text:p text:style-name="P2">hi=00000000</text:p>
            <text:p text:style-name="P2">lo=0F0F0F0F</text:p>
            <text:p text:style-name="P2">zero=0</text:p>
          </table:table-cell>
        </table:table-row>
        <table:table-row table:style-name="Table1.9">
          <table:covered-table-cell/>
          <table:table-cell table:style-name="Table1.A1" office:value-type="string">
            <text:p text:style-name="P45">all one output</text:p>
          </table:table-cell>
          <table:table-cell table:style-name="Table1.A1" office:value-type="string">
            <text:p text:style-name="P30">a=F0F0F0F0</text:p>
            <text:p text:style-name="P30">b=0F0F0F0F</text:p>
            <text:p text:style-name="P30">shamt=don't care</text:p>
          </table:table-cell>
          <table:table-cell table:style-name="Table1.A1" office:value-type="string">
            <text:p text:style-name="P2">hi=00000000</text:p>
            <text:p text:style-name="P30">lo=FFFFFFFF</text:p>
            <text:p text:style-name="P30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ll zero output</text:p>
          </table:table-cell>
          <table:table-cell table:style-name="Table1.A1" office:value-type="string">
            <text:p text:style-name="P2">a=F0F0F0F0</text:p>
            <text:p text:style-name="P2">b=F0F0F0F0</text:p>
            <text:p text:style-name="P2">shamt=don't care</text:p>
          </table:table-cell>
          <table:table-cell table:style-name="Table1.A1" office:value-type="string">
            <text:p text:style-name="P2">hi=00000000</text:p>
            <text:p text:style-name="P2">lo=00000000</text:p>
            <text:p text:style-name="P2">zero=1</text:p>
          </table:table-cell>
        </table:table-row>
        <table:table-row table:style-name="Table1.1">
          <table:table-cell table:style-name="Table1.A1" table:number-rows-spanned="3" office:value-type="string">
            <text:p text:style-name="P1">bitwise NOR</text:p>
          </table:table-cell>
          <table:table-cell table:style-name="Table1.A1" office:value-type="string">
            <text:p text:style-name="P1">invert bits of a by setting b to all zeros, non-zero output</text:p>
          </table:table-cell>
          <table:table-cell table:style-name="Table1.C11" office:value-type="string">
            <text:p text:style-name="P2">a=0F0F0F0F</text:p>
            <text:p text:style-name="P2">b=000<text:span text:style-name="T7">0</text:span>0000</text:p>
            <text:p text:style-name="P2">shamt=don't care</text:p>
          </table:table-cell>
          <table:table-cell table:style-name="Table1.A1" office:value-type="string">
            <text:p text:style-name="P2">hi=00000000</text:p>
            <text:p text:style-name="P2">lo=F<text:span text:style-name="T7">0</text:span>F<text:span text:style-name="T7">0</text:span>F<text:span text:style-name="T7">0</text:span>F<text:span text:style-name="T7">0</text:span></text:p>
            <text:p text:style-name="P2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ll one output</text:p>
          </table:table-cell>
          <table:table-cell table:style-name="Table1.A1" office:value-type="string">
            <text:p text:style-name="P2">a=00000000</text:p>
            <text:p text:style-name="P2">b=00000000</text:p>
            <text:p text:style-name="P2">shamt = don't care</text:p>
          </table:table-cell>
          <table:table-cell table:style-name="Table1.A1" office:value-type="string">
            <text:p text:style-name="P2">Hi=00000000</text:p>
            <text:p text:style-name="P2">lo=FFFFFFFF</text:p>
            <text:p text:style-name="P2">zero=<text:span text:style-name="T8">0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ll zero output</text:p>
          </table:table-cell>
          <table:table-cell table:style-name="Table1.A1" office:value-type="string">
            <text:p text:style-name="P2"><text:span text:style-name="T8">a</text:span>=F<text:span text:style-name="T8">F00FF00</text:span></text:p>
            <text:p text:style-name="P3">b=00FF00FF</text:p>
            <text:p text:style-name="P3">shamt=don't care</text:p>
          </table:table-cell>
          <table:table-cell table:style-name="Table1.A1" office:value-type="string">
            <text:p text:style-name="P3">Hi=00000000</text:p>
            <text:p text:style-name="P3">lo=00000000</text:p>
            <text:p text:style-name="P2">zero=<text:span text:style-name="T8">1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1">Shift left logical</text:p>
          </table:table-cell>
          <table:table-cell table:style-name="Table1.A1" office:value-type="string">
            <text:p text:style-name="P1">shift by non-zero number of bits</text:p>
          </table:table-cell>
          <table:table-cell table:style-name="Table1.A1" office:value-type="string">
            <text:p text:style-name="P3">a=don't care</text:p>
            <text:p text:style-name="P3">b=00FF0000</text:p>
            <text:p text:style-name="P3">shamt=<text:span text:style-name="T21">8</text:span></text:p>
          </table:table-cell>
          <table:table-cell table:style-name="Table1.A1" office:value-type="string">
            <text:p text:style-name="P3">Hi=00000000</text:p>
            <text:p text:style-name="P3">lo=FF000000</text:p>
            <text:p text:style-name="P3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shift by zero bits<text:soft-page-break/></text:p>
          </table:table-cell>
          <table:table-cell table:style-name="Table1.A1" office:value-type="string">
            <text:p text:style-name="P3">a=don't care</text:p>
            <text:p text:style-name="P3"><text:soft-page-break/>b=00FF0000</text:p>
            <text:p text:style-name="P3">shamt=0</text:p>
          </table:table-cell>
          <table:table-cell table:style-name="Table1.A1" office:value-type="string">
            <text:p text:style-name="P3">Hi=00000000<text:soft-page-break/></text:p>
            <text:p text:style-name="P3">lo=00FF0000</text:p>
            <text:p text:style-name="P3">zero=0</text:p>
          </table:table-cell>
        </table:table-row>
        <table:table-row table:style-name="Table1.1">
          <table:table-cell table:style-name="Table1.A1" table:number-rows-spanned="2" office:value-type="string">
            <text:p text:style-name="P1">Shift right logical</text:p>
          </table:table-cell>
          <table:table-cell table:style-name="Table1.A1" office:value-type="string">
            <text:p text:style-name="P1">shift by non-zero number of bits</text:p>
          </table:table-cell>
          <table:table-cell table:style-name="Table1.A1" office:value-type="string">
            <text:p text:style-name="P3">a=don't care</text:p>
            <text:p text:style-name="P3">b=01234567</text:p>
            <text:p text:style-name="P3">shamt=<text:span text:style-name="T20">4</text:span></text:p>
          </table:table-cell>
          <table:table-cell table:style-name="Table1.A1" office:value-type="string">
            <text:p text:style-name="P3">hi=00000000</text:p>
            <text:p text:style-name="P3"><text:span text:style-name="T9">lo</text:span>=<text:span text:style-name="T10">00</text:span>123456</text:p>
            <text:p text:style-name="P3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shift by zero bits</text:p>
          </table:table-cell>
          <table:table-cell table:style-name="Table1.A1" office:value-type="string">
            <text:p text:style-name="P3">a=don't care</text:p>
            <text:p text:style-name="P3">b=00001000</text:p>
            <text:p text:style-name="P3">shamt=0</text:p>
          </table:table-cell>
          <table:table-cell table:style-name="Table1.A1" office:value-type="string">
            <text:p text:style-name="P3">Hi=00000000</text:p>
            <text:p text:style-name="P3">lo=00001000</text:p>
            <text:p text:style-name="P3">zero=0</text:p>
          </table:table-cell>
        </table:table-row>
        <table:table-row table:style-name="Table1.1">
          <table:table-cell table:style-name="Table1.A1" table:number-rows-spanned="2" office:value-type="string">
            <text:p text:style-name="P1">Shift right arithmetic</text:p>
          </table:table-cell>
          <table:table-cell table:style-name="Table1.A1" office:value-type="string">
            <text:p text:style-name="P1">shift positive value by non-zero number of bits</text:p>
          </table:table-cell>
          <table:table-cell table:style-name="Table1.A1" office:value-type="string">
            <text:p text:style-name="P4">a=don't care</text:p>
            <text:p text:style-name="P4">b=80FFFFFF</text:p>
            <text:p text:style-name="P4">shamt=<text:span text:style-name="T19">4</text:span></text:p>
          </table:table-cell>
          <table:table-cell table:style-name="Table1.A1" office:value-type="string">
            <text:p text:style-name="P4">Hi=00000000</text:p>
            <text:p text:style-name="P4">lo=F80FFFFF</text:p>
            <text:p text:style-name="P4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shift negative value by non-zero number of bits</text:p>
          </table:table-cell>
          <table:table-cell table:style-name="Table1.A1" office:value-type="string">
            <text:p text:style-name="P4">a=don't care</text:p>
            <text:p text:style-name="P4">b=0FF00FFF</text:p>
            <text:p text:style-name="P4">shamt=<text:span text:style-name="T19">4</text:span></text:p>
          </table:table-cell>
          <table:table-cell table:style-name="Table1.A1" office:value-type="string">
            <text:p text:style-name="P4">Hi=00000000</text:p>
            <text:p text:style-name="P4">lo=<text:span text:style-name="T19">00</text:span>FF00F<text:span text:style-name="T19">F</text:span></text:p>
            <text:p text:style-name="P4">zero=0</text:p>
          </table:table-cell>
        </table:table-row>
        <table:table-row table:style-name="Table1.1">
          <table:table-cell table:style-name="Table1.A1" table:number-rows-spanned="7" office:value-type="string">
            <text:p text:style-name="P1">Set on less than</text:p>
          </table:table-cell>
          <table:table-cell table:style-name="Table1.A1" office:value-type="string">
            <text:p text:style-name="P1">a &lt; b</text:p>
          </table:table-cell>
          <table:table-cell table:style-name="Table1.A1" office:value-type="string">
            <text:p text:style-name="P1">a, b positive</text:p>
            <text:p text:style-name="P4">a=0000000F</text:p>
            <text:p text:style-name="P4">b=000000FF</text:p>
            <text:p text:style-name="P4">shamt=don't care</text:p>
          </table:table-cell>
          <table:table-cell table:style-name="Table1.A1" office:value-type="string">
            <text:p text:style-name="P24">hi=00000000</text:p>
            <text:p text:style-name="P1">Lo = 00000001</text:p>
            <text:p text:style-name="P4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= b</text:p>
          </table:table-cell>
          <table:table-cell table:style-name="Table1.A1" office:value-type="string">
            <text:p text:style-name="P1">a, b positive</text:p>
            <text:p text:style-name="P4">a=000000<text:span text:style-name="T14">F</text:span>F</text:p>
            <text:p text:style-name="P4">b=000000<text:span text:style-name="T15">F</text:span>F</text:p>
            <text:p text:style-name="P4">shamt=don't care</text:p>
          </table:table-cell>
          <table:table-cell table:style-name="Table1.A1" office:value-type="string">
            <text:p text:style-name="P24">hi=00000000</text:p>
            <text:p text:style-name="P1">Lo = 00000000</text:p>
            <text:p text:style-name="P4">zero=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&gt; b</text:p>
          </table:table-cell>
          <table:table-cell table:style-name="Table1.A1" office:value-type="string">
            <text:p text:style-name="P1">a, b positive</text:p>
            <text:p text:style-name="P25"><text:span text:style-name="T1">a=000000</text:span><text:span text:style-name="T2">F</text:span><text:span text:style-name="T1">F</text:span></text:p>
            <text:p text:style-name="P25"><text:span text:style-name="T1">b=000000</text:span><text:span text:style-name="T2">0</text:span><text:span text:style-name="T1">F</text:span></text:p>
            <text:p text:style-name="P35">shamt=don't care</text:p>
          </table:table-cell>
          <table:table-cell table:style-name="Table1.A1" office:value-type="string">
            <text:p text:style-name="P4">Hi=00000000</text:p>
            <text:p text:style-name="P4">lo=<text:span text:style-name="T11">00000000</text:span></text:p>
            <text:p text:style-name="P5">zero=<text:span text:style-name="T16">1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&lt; b</text:p>
          </table:table-cell>
          <table:table-cell table:style-name="Table1.A1" office:value-type="string">
            <text:p text:style-name="P1">a, b negative</text:p>
            <text:p text:style-name="P5">a=FFFFFFF0</text:p>
            <text:p text:style-name="P5">b=FFFFFFFF</text:p>
            <text:p text:style-name="P6">shamt=don't care</text:p>
          </table:table-cell>
          <table:table-cell table:style-name="Table1.A1" office:value-type="string">
            <text:p text:style-name="P5">Hi=00000000</text:p>
            <text:p text:style-name="P5">lo=00000001</text:p>
            <text:p text:style-name="P5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&gt; b</text:p>
          </table:table-cell>
          <table:table-cell table:style-name="Table1.A1" office:value-type="string">
            <text:p text:style-name="P1">a, b negative</text:p>
            <text:p text:style-name="P5">a=FFFFFFF0</text:p>
            <text:p text:style-name="P5">b=FFFFFFFF</text:p>
            <text:p text:style-name="P6">shamt=don't care</text:p>
          </table:table-cell>
          <table:table-cell table:style-name="Table1.A1" office:value-type="string">
            <text:p text:style-name="P5">Hi=00000000</text:p>
            <text:p text:style-name="P5">lo=00000000</text:p>
            <text:p text:style-name="P5">zero=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&lt; b</text:p>
          </table:table-cell>
          <table:table-cell table:style-name="Table1.A1" office:value-type="string">
            <text:p text:style-name="P1">a negative, b positive</text:p>
            <text:p text:style-name="P5">a=FFFFFFFF</text:p>
            <text:p text:style-name="P5">b=00000001</text:p>
            <text:p text:style-name="P6">shamt=don't care</text:p>
          </table:table-cell>
          <table:table-cell table:style-name="Table1.A1" office:value-type="string">
            <text:p text:style-name="P5">Hi=00000000</text:p>
            <text:p text:style-name="P5">lo=00000001</text:p>
            <text:p text:style-name="P5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&gt; b</text:p>
          </table:table-cell>
          <table:table-cell table:style-name="Table1.A1" office:value-type="string">
            <text:p text:style-name="P1">a positive, b negative</text:p>
            <text:p text:style-name="P5">a=00000001</text:p>
            <text:p text:style-name="P5">b=FFFFFFFF</text:p>
            <text:p text:style-name="P6">shamt=don't care</text:p>
          </table:table-cell>
          <table:table-cell table:style-name="Table1.A1" office:value-type="string">
            <text:p text:style-name="P5">Hi=00000000</text:p>
            <text:p text:style-name="P5">lo=00000001</text:p>
            <text:p text:style-name="P5">zero=0</text:p>
          </table:table-cell>
        </table:table-row>
        <table:table-row table:style-name="Table1.1">
          <table:table-cell table:style-name="Table1.A1" table:number-rows-spanned="5" office:value-type="string">
            <text:p text:style-name="P1">Set on less than unsigned</text:p>
          </table:table-cell>
          <table:table-cell table:style-name="Table1.A1" office:value-type="string">
            <text:p text:style-name="P1">a = b</text:p>
          </table:table-cell>
          <table:table-cell table:style-name="Table1.A1" office:value-type="string">
            <text:p text:style-name="P6">A=00000000</text:p>
            <text:p text:style-name="P6">b=00000000</text:p>
            <text:p text:style-name="P6">shamt=don't care</text:p>
          </table:table-cell>
          <table:table-cell table:style-name="Table1.A1" office:value-type="string">
            <text:p text:style-name="P7">Hi=00000000</text:p>
            <text:p text:style-name="P7">lo=0000000<text:span text:style-name="T18">0</text:span></text:p>
            <text:p text:style-name="P7">zero=<text:span text:style-name="T18">1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&lt; b</text:p>
          </table:table-cell>
          <table:table-cell table:style-name="Table1.A1" office:value-type="string">
            <text:p text:style-name="P1">a[31] = 0, b[31] = 0</text:p>
            <text:p text:style-name="P7">a=00000001</text:p>
            <text:p text:style-name="P26"><text:span text:style-name="T1">b=00000002</text:span></text:p>
            <text:p text:style-name="P27"><text:span text:style-name="T3">s</text:span><text:span text:style-name="T1">hamt=don't care</text:span></text:p>
          </table:table-cell>
          <table:table-cell table:style-name="Table1.A1" office:value-type="string">
            <text:p text:style-name="P7">Hi=00000000</text:p>
            <text:p text:style-name="P7">lo=00000001</text:p>
            <text:p text:style-name="P7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&lt; b</text:p>
          </table:table-cell>
          <table:table-cell table:style-name="Table1.A1" office:value-type="string">
            <text:p text:style-name="P1">a[31] = 0, b[31] = 1</text:p>
            <text:p text:style-name="P27">a=00000001</text:p>
            <text:p text:style-name="P27">b=10000000</text:p>
            <text:p text:style-name="P27">shamt=don't care</text:p>
          </table:table-cell>
          <table:table-cell table:style-name="Table1.A1" office:value-type="string">
            <text:p text:style-name="P8">Hi=00000000</text:p>
            <text:p text:style-name="P8">lo=00000001</text:p>
            <text:p text:style-name="P8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&gt; b</text:p>
          </table:table-cell>
          <table:table-cell table:style-name="Table1.A1" office:value-type="string">
            <text:p text:style-name="P1">a[31] = 0, b[31] = 0</text:p>
            <text:p text:style-name="P10">a=0000000<text:span text:style-name="T17">1</text:span></text:p>
            <text:p text:style-name="P10">b=0000000<text:span text:style-name="T17">0</text:span></text:p>
          </table:table-cell>
          <table:table-cell table:style-name="Table1.A1" office:value-type="string">
            <text:p text:style-name="P9">Hi=00000000</text:p>
            <text:p text:style-name="P9">lo=0000000<text:span text:style-name="T12">0</text:span></text:p>
            <text:p text:style-name="P9">zero=<text:span text:style-name="T12">1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&gt; b</text:p>
          </table:table-cell>
          <table:table-cell table:style-name="Table1.A1" office:value-type="string">
            <text:p text:style-name="P1">a[31] = 1, b[31] = 0</text:p>
            <text:p text:style-name="P9"><text:span text:style-name="T12">a</text:span>=<text:span text:style-name="T12">1</text:span>0000000</text:p>
            <text:p text:style-name="P9"><text:span text:style-name="T12">b</text:span>=0000000<text:span text:style-name="T12">0</text:span></text:p>
            <text:p text:style-name="P10">shamt=don't care</text:p>
          </table:table-cell>
          <table:table-cell table:style-name="Table1.A1" office:value-type="string">
            <text:p text:style-name="P9">Hi=00000000</text:p>
            <text:p text:style-name="P9">lo=0000000<text:span text:style-name="T22">0</text:span></text:p>
            <text:p text:style-name="P9">zero=<text:span text:style-name="T22">1</text:span></text:p>
          </table:table-cell>
        </table:table-row>
        <table:table-row table:style-name="Table1.1">
          <table:table-cell table:style-name="Table1.A1" table:number-rows-spanned="5" office:value-type="string">
            <text:p text:style-name="P1">add</text:p>
          </table:table-cell>
          <table:table-cell table:style-name="Table1.A1" office:value-type="string">
            <text:p text:style-name="P29"><text:span text:style-name="T1">0 &lt; a + b </text:span><text:span text:style-name="T5"></text:span><text:span text:style-name="T1"> 2</text:span><text:span text:style-name="T6">31</text:span><text:span text:style-name="T1">-1</text:span></text:p>
            <text:p text:style-name="P45">a &gt; 0</text:p>
            <text:p text:style-name="P45">b &gt; 0</text:p>
          </table:table-cell>
          <table:table-cell table:style-name="Table1.A1" office:value-type="string">
            <text:p text:style-name="P11">a=000000FF</text:p>
            <text:p text:style-name="P11">b=00000001</text:p>
            <text:p text:style-name="P11">shamt=don't care</text:p>
          </table:table-cell>
          <table:table-cell table:style-name="Table1.A1" office:value-type="string">
            <text:p text:style-name="P47">hi=00000000</text:p>
            <text:p text:style-name="P29"><text:span text:style-name="T1">lo</text:span><text:span text:style-name="T4">=00000100</text:span></text:p>
            <text:p text:style-name="P48">zero = 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+ b = 0</text:p>
          </table:table-cell>
          <table:table-cell table:style-name="Table1.A1" office:value-type="string">
            <text:p text:style-name="P12">A=00000001</text:p>
            <text:p text:style-name="P12">b=FFFFFFFF</text:p>
            <text:p text:style-name="P12">shamt=don't care</text:p>
          </table:table-cell>
          <table:table-cell table:style-name="Table1.A1" office:value-type="string">
            <text:p text:style-name="P12">Hi=00000000<text:line-break/>lo=00000000</text:p>
            <text:p text:style-name="P12">zero=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Normal_20__28_Web_29_"><text:span text:style-name="T1">-2</text:span><text:span text:style-name="T6">31</text:span><text:span text:style-name="T1"> </text:span><text:span text:style-name="T5"></text:span><text:span text:style-name="T1"> a + b &lt; 0</text:span></text:p>
          </table:table-cell>
          <table:table-cell table:style-name="Table1.A1" office:value-type="string">
            <text:p text:style-name="P13">a=FFFFFFF0</text:p>
            <text:p text:style-name="P13"><text:soft-page-break/>b=00000001</text:p>
            <text:p text:style-name="P13">shamt=don't care</text:p>
          </table:table-cell>
          <table:table-cell table:style-name="Table1.A1" office:value-type="string">
            <text:p text:style-name="P13">Hi=00000000</text:p>
            <text:p text:style-name="P13"><text:soft-page-break/>lo=FFFFFFF1</text:p>
            <text:p text:style-name="P13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Normal_20__28_Web_29_"><text:span text:style-name="T1">a + b &lt; -2</text:span><text:span text:style-name="T6">31</text:span></text:p>
          </table:table-cell>
          <table:table-cell table:style-name="Table1.A1" office:value-type="string">
            <text:p text:style-name="P15">A=80000000</text:p>
            <text:p text:style-name="P15">b=80000000</text:p>
            <text:p text:style-name="P15">shamt=don't care</text:p>
          </table:table-cell>
          <table:table-cell table:style-name="Table1.A1" office:value-type="string">
            <text:p text:style-name="P15">Hi=00000000</text:p>
            <text:p text:style-name="P15">lo=00000000</text:p>
            <text:p text:style-name="P15">zero=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Normal_20__28_Web_29_"><text:span text:style-name="T1">a + b &gt; 2</text:span><text:span text:style-name="T6">31</text:span><text:span text:style-name="T1">-1</text:span></text:p>
          </table:table-cell>
          <table:table-cell table:style-name="Table1.A1" office:value-type="string">
            <text:p text:style-name="P15">a=7FFFFFFF</text:p>
            <text:p text:style-name="P15">b=00000001</text:p>
            <text:p text:style-name="P15">shamt=don't care</text:p>
          </table:table-cell>
          <table:table-cell table:style-name="Table1.A1" office:value-type="string">
            <text:p text:style-name="P15">Hi=00000000</text:p>
            <text:p text:style-name="P15">lo=80000000</text:p>
            <text:p text:style-name="P15">zero=0</text:p>
          </table:table-cell>
        </table:table-row>
        <table:table-row table:style-name="Table1.1">
          <table:table-cell table:style-name="Table1.A1" table:number-rows-spanned="5" office:value-type="string">
            <text:p text:style-name="P1">Subtract</text:p>
          </table:table-cell>
          <table:table-cell table:style-name="Table1.A1" office:value-type="string">
            <text:p text:style-name="P29"><text:span text:style-name="T1">0 &lt; a - b </text:span><text:span text:style-name="T5"></text:span><text:span text:style-name="T1"> 2</text:span><text:span text:style-name="T6">31</text:span><text:span text:style-name="T1">-1</text:span></text:p>
            <text:p text:style-name="P45">a &gt; 0</text:p>
            <text:p text:style-name="P45">b &gt; 0</text:p>
          </table:table-cell>
          <table:table-cell table:style-name="Table1.A1" office:value-type="string">
            <text:p text:style-name="P16">A=00000005</text:p>
            <text:p text:style-name="P16">b=00000003</text:p>
            <text:p text:style-name="P16">shamt=don't care</text:p>
          </table:table-cell>
          <table:table-cell table:style-name="Table1.A1" office:value-type="string">
            <text:p text:style-name="P16">Hi=00000000</text:p>
            <text:p text:style-name="P16">lo=00000002</text:p>
            <text:p text:style-name="P16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>a - b = 0</text:p>
          </table:table-cell>
          <table:table-cell table:style-name="Table1.A1" office:value-type="string">
            <text:p text:style-name="P16">a=000000FF</text:p>
            <text:p text:style-name="P16">b=000000FF</text:p>
            <text:p text:style-name="P16">shamt=don't care</text:p>
          </table:table-cell>
          <table:table-cell table:style-name="Table1.A1" office:value-type="string">
            <text:p text:style-name="P16">Hi=00000000</text:p>
            <text:p text:style-name="P16">lo=00000000</text:p>
            <text:p text:style-name="P16">zero=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Normal_20__28_Web_29_"><text:span text:style-name="T1">-2</text:span><text:span text:style-name="T6">31</text:span><text:span text:style-name="T1"> </text:span><text:span text:style-name="T5"></text:span><text:span text:style-name="T1"> a - b &lt; 0</text:span></text:p>
          </table:table-cell>
          <table:table-cell table:style-name="Table1.A1" office:value-type="string">
            <text:p text:style-name="P13">a=FFFFFFF0</text:p>
            <text:p text:style-name="P13">b=<text:span text:style-name="T13">FFFFFFFF</text:span></text:p>
            <text:p text:style-name="P13">shamt=don't care</text:p>
          </table:table-cell>
          <table:table-cell table:style-name="Table1.A1" office:value-type="string">
            <text:p text:style-name="P14">Hi=00000000</text:p>
            <text:p text:style-name="P14">lo=FFFFFFF1</text:p>
            <text:p text:style-name="P14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Normal_20__28_Web_29_"><text:span text:style-name="T1">a - b &lt; -2</text:span><text:span text:style-name="T6">31</text:span></text:p>
          </table:table-cell>
          <table:table-cell table:style-name="Table1.A1" office:value-type="string">
            <text:p text:style-name="P17">A=80000000</text:p>
            <text:p text:style-name="P17">b=00000001</text:p>
            <text:p text:style-name="P17">shamt=don't care</text:p>
          </table:table-cell>
          <table:table-cell table:style-name="Table1.A1" office:value-type="string">
            <text:p text:style-name="P17">Hi=00000000</text:p>
            <text:p text:style-name="P17">lo=00000000</text:p>
            <text:p text:style-name="P17">zero=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Normal_20__28_Web_29_"><text:span text:style-name="T1">a - b &gt; 2</text:span><text:span text:style-name="T6">31</text:span><text:span text:style-name="T1">-1</text:span></text:p>
          </table:table-cell>
          <table:table-cell table:style-name="Table1.A1" office:value-type="string">
            <text:p text:style-name="P17">A=7FFFFFFF</text:p>
            <text:p text:style-name="P17">b=FFFFFFFF</text:p>
            <text:p text:style-name="P18"><text:soft-page-break/>shamt=don't care</text:p>
          </table:table-cell>
          <table:table-cell table:style-name="Table1.A1" office:value-type="string">
            <text:p text:style-name="P17">Hi=00000000</text:p>
            <text:p text:style-name="P17">lo=80000000</text:p>
            <text:p text:style-name="P17"><text:soft-page-break/>zero=0</text:p>
          </table:table-cell>
        </table:table-row>
        <table:table-row table:style-name="Table1.1">
          <table:table-cell table:style-name="Table1.A1" table:number-rows-spanned="5" office:value-type="string">
            <text:p text:style-name="P1">Multiply</text:p>
          </table:table-cell>
          <table:table-cell table:style-name="Table1.A1" office:value-type="string">
            <text:p text:style-name="Normal_20__28_Web_29_"><text:span text:style-name="T1">a * b &lt; 2</text:span><text:span text:style-name="T6">32</text:span></text:p>
          </table:table-cell>
          <table:table-cell table:style-name="Table1.A1" office:value-type="string">
            <text:p text:style-name="P1">a, b positive</text:p>
            <text:p text:style-name="P18">a=00000002</text:p>
            <text:p text:style-name="P18">b=00000003</text:p>
            <text:p text:style-name="P18">shamt=don't care</text:p>
          </table:table-cell>
          <table:table-cell table:style-name="Table1.A1" office:value-type="string">
            <text:p text:style-name="P18">Hi=00000000</text:p>
            <text:p text:style-name="P18">lo=00000006</text:p>
            <text:p text:style-name="P18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Normal_20__28_Web_29_"><text:span text:style-name="T1">a * b = 2</text:span><text:span text:style-name="T6">32</text:span></text:p>
          </table:table-cell>
          <table:table-cell table:style-name="Table1.A1" office:value-type="string">
            <text:p text:style-name="P1">a, b positive</text:p>
            <text:p text:style-name="P19">a=80000000</text:p>
            <text:p text:style-name="P19">b=00000002</text:p>
            <text:p text:style-name="P21">shamt=don't care</text:p>
          </table:table-cell>
          <table:table-cell table:style-name="Table1.A1" office:value-type="string">
            <text:p text:style-name="P19">Hi=00000001</text:p>
            <text:p text:style-name="P19">lo=00000000</text:p>
            <text:p text:style-name="P19">zero=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Normal_20__28_Web_29_"><text:span text:style-name="T1">a * b &gt; 2</text:span><text:span text:style-name="T6">32</text:span></text:p>
          </table:table-cell>
          <table:table-cell table:style-name="Table1.A1" office:value-type="string">
            <text:p text:style-name="P1">a, b positive</text:p>
            <text:p text:style-name="P19">a=80000000</text:p>
            <text:p text:style-name="P19">b=00000003</text:p>
            <text:p text:style-name="P21">shamt=don't care</text:p>
          </table:table-cell>
          <table:table-cell table:style-name="Table1.A1" office:value-type="string">
            <text:p text:style-name="P19">Hi=00000001</text:p>
            <text:p text:style-name="P19">lo=10000000</text:p>
            <text:p text:style-name="P19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0">A * b &lt; 0</text:p>
          </table:table-cell>
          <table:table-cell table:style-name="Table1.A1" office:value-type="string">
            <text:p text:style-name="P1">a positive, b negative</text:p>
            <text:p text:style-name="P20">a=00000002</text:p>
            <text:p text:style-name="P20">b=FFFFFFFF</text:p>
            <text:p text:style-name="P21">shamt=don't care</text:p>
          </table:table-cell>
          <table:table-cell table:style-name="Table1.A1" office:value-type="string">
            <text:p text:style-name="P20">Hi=00000000</text:p>
            <text:p text:style-name="P20">lo=FFFFFFFE</text:p>
            <text:p text:style-name="P20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8">A * b &gt; 0</text:p>
          </table:table-cell>
          <table:table-cell table:style-name="Table1.A1" office:value-type="string">
            <text:p text:style-name="P1">a, b negative</text:p>
            <text:p text:style-name="P20">a=FFFFFFFE</text:p>
            <text:p text:style-name="P20">b=FFFFFFFD</text:p>
            <text:p text:style-name="P21">shamt=don't care</text:p>
          </table:table-cell>
          <table:table-cell table:style-name="Table1.A1" office:value-type="string">
            <text:p text:style-name="P20">Hi=00000000</text:p>
            <text:p text:style-name="P20">lo=00000006</text:p>
            <text:p text:style-name="P20">zero=0</text:p>
          </table:table-cell>
        </table:table-row>
        <table:table-row table:style-name="Table1.1">
          <table:table-cell table:style-name="Table1.A1" table:number-rows-spanned="4" office:value-type="string">
            <text:p text:style-name="P1">Multiply unsign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is non-zero, a[31] = 0, b is non-zero, b[31] = 0</text:p>
            <text:p text:style-name="P21"><text:soft-page-break/>a=00000008</text:p>
            <text:p text:style-name="P21">b=00000002</text:p>
            <text:p text:style-name="P21">shamt=don't care</text:p>
          </table:table-cell>
          <table:table-cell table:style-name="Table1.A1" office:value-type="string">
            <text:p text:style-name="P21">Hi=00000000</text:p>
            <text:p text:style-name="P21">lo=00000010</text:p>
            <text:p text:style-name="P21"><text:soft-page-break/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[31] = 1, b is non-zero, b[31] = 0</text:p>
            <text:p text:style-name="P22">a=80000000</text:p>
            <text:p text:style-name="P22">b=00000002</text:p>
            <text:p text:style-name="P22">shamt=don't care</text:p>
          </table:table-cell>
          <table:table-cell table:style-name="Table1.A1" office:value-type="string">
            <text:p text:style-name="P22">Hi=00000001</text:p>
            <text:p text:style-name="P22">lo=00000000</text:p>
            <text:p text:style-name="P22">zero=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is non-zero, a[31] = 0, b[31] = 1</text:p>
            <text:p text:style-name="P23">a=00000001</text:p>
            <text:p text:style-name="P23">b=80000000</text:p>
            <text:p text:style-name="P23">shamt=don't care</text:p>
          </table:table-cell>
          <table:table-cell table:style-name="Table1.A1" office:value-type="string">
            <text:p text:style-name="P23">Hi=00000000</text:p>
            <text:p text:style-name="P23">lo=80000000</text:p>
            <text:p text:style-name="P23">zero=0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[31] = 1, b[31] = 1</text:p>
            <text:p text:style-name="P23">a=FFFFFFFF</text:p>
            <text:p text:style-name="P23">b=FFFFFFFF</text:p>
            <text:p text:style-name="P23">shamt=don't care</text:p>
          </table:table-cell>
          <table:table-cell table:style-name="Table1.A1" office:value-type="string">
            <text:p text:style-name="P23">Hi=40000000</text:p>
            <text:p text:style-name="P23">lo=00000000</text:p>
            <text:p text:style-name="P23">zero=1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language-asian="zh" style:country-asian="CN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CE 612:</dc:title>
    <meta:initial-creator>Jason D. Bakos</meta:initial-creator>
    <meta:editing-cycles>36</meta:editing-cycles>
    <meta:print-date>2014-09-15T14:26:00</meta:print-date>
    <meta:creation-date>2015-09-15T17:58:00</meta:creation-date>
    <dc:date>2015-09-21T17:43:17.736802467</dc:date>
    <meta:editing-duration>PT2H24M49S</meta:editing-duration>
    <meta:generator>LibreOffice/4.2.8.2$Linux_X86_64 LibreOffice_project/420m0$Build-2</meta:generator>
    <meta:document-statistic meta:table-count="1" meta:image-count="0" meta:object-count="0" meta:page-count="8" meta:paragraph-count="380" meta:word-count="710" meta:character-count="4469" meta:non-whitespace-character-count="4139"/>
    <meta:user-defined meta:name="AppVersion">15.0000</meta:user-defined>
    <meta:user-defined meta:name="Company">University of South Caroli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